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i mathvariant="italic">SINK</mi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text>anything</mtext>
            <mo stretchy="false">}</mo>
          </mrow>
        </mtd>
      </mtr>
      <mtr>
        <mtd columnalign="left">
          <mrow>
            <mi>Y</mi>
            <mo stretchy="false">=</mo>
            <mi mathvariant="normal">∅</mi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i>φ</mi>
              </mrow>
              <mo fence="true" stretchy="false">]</mo>
            </mrow>
            <mrow>
              <mtext> </mtext>
              <mo stretchy="false">∣</mo>
              <mtext> </mtext>
            </mrow>
            <mrow>
              <mi>φ</mi>
              <mo stretchy="false">∈</mo>
              <mo stretchy="false">{</mo>
            </mrow>
            <mtext>passive</mtext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row>
                <mo fence="true" stretchy="false">(</mo>
                <mrow>
                  <mrow>
                    <mrow>
                      <mo fence="true" stretchy="false">[</mo>
                      <mrow>
                        <mi>φ</mi>
                      </mrow>
                      <mo fence="true" stretchy="false">]</mo>
                    </mrow>
                    <mi>,</mi>
                    <mi>e</mi>
                    <mi>,</mi>
                    <mi>x</mi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text>passive</mtext>
                </mrow>
                <mo fence="true" stretchy="false">]</mo>
              </mrow>
            </mrow>
            <mo stretchy="false">}</mo>
            <mi>;</mi>
          </mrow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text>passive</mtext>
                </mrow>
                <mo fence="true" stretchy="false">]</mo>
              </mrow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i mathvariant="normal">∞</mi>
            </mrow>
            <mi>.</mi>
          </mrow>
        </mtd>
      </mtr>
    </mtable>
    <annotation encoding="StarMath 5.0">alignl SINK = [ X, Y, S, δ_{ "ext" }, δ_{ "int" },λ, ta]. newline
newline 
alignl X = \{ "anything" \} newline
alignl Y = emptyset newline
alignl S = \{ [ φ ] " "divides" " φ in \{"passive"\}. newline
alignl δ_{ "ext" }( [ φ ], e, x ) = ["passive"]\}; newline

alignl δ_{ "int" }( [ φ ] ) = [ "passive" ]. newline

alignl λ( [ φ ]  ) = 1. newline
alignl ta( [ φ ] ) = infinity . newline

</annotation>
  </semantics>
</math>
</file>